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6.55pt"/>
    </style:style>
    <style:style style:name="co2" style:family="table-column">
      <style:table-column-properties fo:break-before="auto" style:column-width="284.06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0.46pt"/>
    </style:style>
    <style:style style:name="co5" style:family="table-column">
      <style:table-column-properties fo:break-before="auto" style:column-width="143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OM: OLSK Large Format Laser</text:p>
          </table:table-cell>
          <table:covered-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7" office:value-type="string" calcext:value-type="string">
            <text:p>Part Name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8" office:value-type="string" calcext:value-type="string">
            <text:p>Electronics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MKS Sbase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Power plug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LRS-100-24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TB6600 (1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Laser Power Supply YL-U1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Laser Power Supply YL-U1 (1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Probe Converter PCB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Cable Duct 25x40mm (1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Cable Chain 25x18 (1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Cable Chain 25x18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CL57T Closed Loop Stepper Driver v1 v2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PSU v48V 20A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8" office:value-type="string" calcext:value-type="string">
            <text:p>X - Axis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QHH15CA1T1200Z0C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Second Mirror Spacer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Probe Nut (1)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Free Running HTD 5M 28T 9mm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X Shaft 12mm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Inductive Probe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X-endstop Holder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2nd Mirror Adjuster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robe Nut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 Motor 24HS40-5004D-E1000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 Pulley Motor HTD 5M 28T 9mm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inear Bearing 25mm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nd Mirror Holder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ble Chain 15x15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inear Bearing 25mm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ble Chain 15x15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X Plate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Cable Chain 25x18 (1)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elt Fixer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X-belt HTD 5M 10mm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elt Fixer (2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Chain Spacer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6801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Y - Axis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YShaftLeft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YShaftRight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Shaft d12 100mm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Y-endstop Holder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Y-motor Holder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UCPA201 (1)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UCPA201 (2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UCPA201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UCPA201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Y-belt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Y-belt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Inductive Probe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UCPA201 (3) (1) (2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HTD 5M 26Z 15mm (1) (1) (1)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HTD 5M 9mm 350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Y-belt (2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UCPA201 (3) (1) (1) (2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Shaft d12 150mm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24HS40-5004D-E1000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HTD 5M 26Z 15mm (1) (2)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UCPA201 (3) (2)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HTD 5M 16T 9mm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HTD 5M 26T 9mm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Shaft 1400mm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UCPA201 (3) (1) (1) (2)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HTD 5M 26Z 15mm (1) (1) (1) (1) (2)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HTD 5M 26Z 15mm (1) (1) (1) (1)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UCPA201 (3) (1) (1) (1)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Housing</text:p>
          </table:table-cell>
          <table:table-cell table:number-columns-repeated="10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Hinge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Front panel (1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ack panel (1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Left panel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Right Panel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Top Panel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ottom panel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Inner plate right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Inner panel left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Laser separator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Laser plane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Cover Panel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indow Spacer Left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indow Spacer Right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indow Spacer Back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Sub Window Left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Sub Window Right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Sub Window Back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Sub Window Front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8" office:value-type="string" calcext:value-type="string">
            <text:p>Bed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ed Lamella (1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Alu Profil 4040 1900 (1) (1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Angle Profile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Component237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ed Adjuster Test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8" office:value-type="string" calcext:value-type="string">
            <text:p>Window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Piston Support (1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Piston 400mm 150mm travel 100N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indow Magnet (2) (1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Component242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Component243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indow Right Square Profile 20x20 680m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indow Left Square Profile 20x20 680m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Component246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indow Magnet (1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indow Front Square Profile 20x20 996m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indow Back Square Profile 20x20 996m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Laser window (1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indow Handle 192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8" office:value-type="string" calcext:value-type="string">
            <text:p>Frame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Alu Profil 3030 (3) (6) (1) (1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Alu Profil 3030 vertical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Alu Profil 3030 Fillet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8" office:value-type="string" calcext:value-type="string">
            <text:p>Head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Head Holder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Component256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Laser Head Bottom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QHH15CA1T1200Z0C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Laser Head Top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Yag Head Mirror Holder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Belt Attacher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Laser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older Rubber1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2 Tube Holder Top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2 Tube Holder Bottom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eam Head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1S 70W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02 First Mirror Holder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irst Mirror Base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eam (1)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02 First Mirror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eam (1)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eam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eam Middle 2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Fasteners</text:p>
          </table:table-cell>
          <table:table-cell table:number-columns-repeated="102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IN 912 M4 12mm</text:p>
          </table:table-cell>
          <table:table-cell table:number-columns-repeated="1022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ISO 7380 M8 10mm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ISO 7380 M8 20mm</text:p>
          </table:table-cell>
          <table:table-cell table:number-columns-repeated="1022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ISO 7380 M8 12mm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IN 912 M5 10mm</text:p>
          </table:table-cell>
          <table:table-cell table:number-columns-repeated="102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ock Nut M5</text:p>
          </table:table-cell>
          <table:table-cell table:number-columns-repeated="102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IN 912 M4 8mm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ISO 7045 M3 16mm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ISO 4032 M3 nut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ISO 7045 M3 6mm</text:p>
          </table:table-cell>
          <table:table-cell table:number-columns-repeated="102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IN 912 M4 25 mm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SO 7380 M5 16mm</text:p>
          </table:table-cell>
          <table:table-cell table:number-columns-repeated="102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ISO 7380 M8 16mm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IN 912 M5 12 mm</text:p>
          </table:table-cell>
          <table:table-cell table:number-columns-repeated="102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DIN 912 M6 30 mm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SO 14581 M3 4 mm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IN 912 M4 10mm</text:p>
          </table:table-cell>
          <table:table-cell table:number-columns-repeated="102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IN 912 M6 16mm</text:p>
          </table:table-cell>
          <table:table-cell table:number-columns-repeated="102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DIN 985 M6 Nut</text:p>
          </table:table-cell>
          <table:table-cell table:number-columns-repeated="102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DIN 7991 M8 35mm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IN 912 M4 10mm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IN 985 M8 Locknut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IN 912 M4 35 mm</text:p>
          </table:table-cell>
          <table:table-cell table:number-columns-repeated="102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screw_iso_4762-m4x6-12_9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crew_iso_4762-m4x10-10_9 (4)</text:p>
          </table:table-cell>
          <table:table-cell table:number-columns-repeated="102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crew_iso_4762-m3x10-10_9</text:p>
          </table:table-cell>
          <table:table-cell table:number-columns-repeated="102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ylon Standoff Female-MaleM3 (1) (2)</text:p>
          </table:table-cell>
          <table:table-cell table:number-columns-repeated="102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lastic screw M3 8mm (1)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SO 7380 M5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SO 7380 M8 16mm (1)</text:p>
          </table:table-cell>
          <table:table-cell table:number-columns-repeated="102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Lock Nut M4</text:p>
          </table:table-cell>
          <table:table-cell table:number-columns-repeated="102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in6912_m4x45</text:p>
          </table:table-cell>
          <table:table-cell table:number-columns-repeated="102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Washer M4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crew DIN_912 M4x8</text:p>
          </table:table-cell>
          <table:table-cell table:number-columns-repeated="102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Locknut DIN_985 M8</text:p>
          </table:table-cell>
          <table:table-cell table:number-columns-repeated="102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Screw ISO 7380-1 M10x12</text:p>
          </table:table-cell>
          <table:table-cell table:number-columns-repeated="102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crew ISO 7380-1 M8x16</text:p>
          </table:table-cell>
          <table:table-cell table:number-columns-repeated="102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crew ISO 7380-1 M8x20</text:p>
          </table:table-cell>
          <table:table-cell table:number-columns-repeated="102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crew ISO 7380-1 M10x12 (1)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crew ISO 7380-1 M8x20 (1)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IN985 M8 (2) (1) (1) (1) (1)</text:p>
          </table:table-cell>
          <table:table-cell table:number-columns-repeated="102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crew_iso_7380-m8x10-12_9</text:p>
          </table:table-cell>
          <table:table-cell table:number-columns-repeated="102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crew_iso_7380-m6x12-12_9</text:p>
          </table:table-cell>
          <table:table-cell table:number-columns-repeated="102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-nut 6 M6</text:p>
          </table:table-cell>
          <table:table-cell table:number-columns-repeated="102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T-nut 6 M8</text:p>
          </table:table-cell>
          <table:table-cell table:number-columns-repeated="102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crew_iso_7380-m8x25-12_9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IN 912 Cap Screw M4x10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ock Nut M3</text:p>
          </table:table-cell>
          <table:table-cell table:number-columns-repeated="102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in6912_m5x16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in_en_iso_4762_m3x12</text:p>
          </table:table-cell>
          <table:table-cell table:number-columns-repeated="102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-nut M8</text:p>
          </table:table-cell>
          <table:table-cell table:number-columns-repeated="102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IN 125 M8 Washer (235) (1) (1) (2) (1) (1) (1)</text:p>
          </table:table-cell>
          <table:table-cell table:number-columns-repeated="102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IN 933 M8 150mm (1) (1)</text:p>
          </table:table-cell>
          <table:table-cell table:number-columns-repeated="102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IN985 M8 (2) (1) (2)</text:p>
          </table:table-cell>
          <table:table-cell table:number-columns-repeated="1022"/>
        </table:table-row>
        <table:table-row table:style-name="ro2" table:number-rows-repeated="10483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5" meta:object-count="0"/>
    <meta:generator>LibreOfficeDev/6.0.5.2$Linux_X86_64 LibreOffice_project/</meta:generator>
  </office:meta>
</office:document-meta>
</file>